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7" style:parent-style-name="PreformattedText" style:family="paragraph">
      <style:text-properties style:text-underline-type="single" style:text-underline-style="solid" style:text-underline-width="auto" style:text-underline-mode="continuous"/>
    </style:style>
    <style:style style:name="P8"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9" style:parent-style-name="PreformattedText" style:family="paragraph">
      <style:text-properties fo:font-weight="bold" style:font-weight-asian="bold" style:font-weight-complex="bold"/>
    </style:style>
    <style:style style:name="P10" style:parent-style-name="PreformattedText" style:family="paragraph">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fo:color="#000000"/>
    </style:style>
    <style:style style:name="T13" style:parent-style-name="Fuentedepárrafopredeter." style:family="text">
      <style:text-properties fo:font-weight="bold" style:font-weight-asian="bold" style:font-weight-complex="bold" fo:color="#000000"/>
    </style:style>
    <style:style style:name="T14" style:parent-style-name="Fuentedepárrafopredeter." style:family="text">
      <style:text-properties style:font-name="Droid Sans Mono" fo:font-weight="bold" style:font-weight-asian="bold" style:font-weight-complex="bold" fo:color="#000000" fo:font-size="10.5pt" style:font-size-asian="10.5pt"/>
    </style:style>
    <style:style style:name="P15" style:parent-style-name="Standard" style:family="paragraph">
      <style:paragraph-properties style:line-height-at-least="0.1979in"/>
      <style:text-properties style:font-name="Droid Sans Mono" fo:color="#000000" fo:font-size="10.5pt" style:font-size-asian="10.5pt"/>
    </style:style>
    <style:style style:name="P16" style:parent-style-name="Standard" style:family="paragraph">
      <style:paragraph-properties style:line-height-at-least="0.1979in"/>
    </style:style>
    <style:style style:name="T17" style:parent-style-name="Fuentedepárrafopredeter." style:family="text">
      <style:text-properties style:font-name="Droid Sans Mono" fo:color="#000000" fo:font-size="10.5pt" style:font-size-asian="10.5pt"/>
    </style:style>
    <style:style style:name="P18" style:parent-style-name="PreformattedText" style:family="paragraph">
      <style:text-properties fo:font-weight="bold" style:font-weight-asian="bold" style:font-weight-complex="bold"/>
    </style:style>
    <style:style style:name="P19" style:parent-style-name="PreformattedText" style:family="paragraph">
      <style:text-properties fo:font-weight="bold" style:font-weight-asian="bold" style:font-weight-complex="bold"/>
    </style:style>
    <style:style style:name="P20" style:parent-style-name="PreformattedText" style:family="paragraph">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PreformattedText" style:family="paragraph">
      <style:text-properties fo:font-weight="bold" style:font-weight-asian="bold" style:font-weight-complex="bold"/>
    </style:style>
    <style:style style:name="P23" style:parent-style-name="PreformattedText" style:family="paragraph">
      <style:text-properties fo:font-weight="bold" style:font-weight-asian="bold" style:font-weight-complex="bold"/>
    </style:style>
    <style:style style:name="P24" style:parent-style-name="PreformattedText" style:family="paragraph">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PreformattedText" style:family="paragraph">
      <style:text-properties fo:font-weight="bold" style:font-weight-asian="bold" style:font-weight-complex="bold"/>
    </style:style>
    <style:style style:name="P32" style:parent-style-name="PreformattedText" style:family="paragraph">
      <style:text-properties fo:font-weight="bold" style:font-weight-asian="bold" style:font-weight-complex="bold"/>
    </style:style>
    <style:style style:name="P33" style:parent-style-name="PreformattedText" style:family="paragraph">
      <style:text-properties fo:font-weight="bold" style:font-weight-asian="bold" style:font-weight-complex="bold"/>
    </style:style>
    <style:style style:name="T34" style:parent-style-name="Fuentedepárrafopredeter." style:family="text">
      <style:text-properties fo:font-weight="bold" style:font-weight-asian="bold" style:font-weight-complex="bold" fo:color="#000000"/>
    </style:style>
    <style:style style:name="T35" style:parent-style-name="Fuentedepárrafopredeter." style:family="text">
      <style:text-properties fo:color="#000000"/>
    </style:style>
    <style:style style:name="P36" style:parent-style-name="PreformattedText" style:family="paragraph">
      <style:text-properties fo:font-weight="bold" style:font-weight-asian="bold" fo:color="#000000"/>
    </style:style>
    <style:style style:name="T37" style:parent-style-name="Fuentedepárrafopredeter." style:family="text">
      <style:text-properties fo:color="#000000"/>
    </style:style>
    <style:style style:name="T38" style:parent-style-name="Fuentedepárrafopredeter." style:family="text">
      <style:text-properties fo:font-weight="bold" style:font-weight-asian="bold" style:font-weight-complex="bold" fo:color="#000000"/>
    </style:style>
    <style:style style:name="P39" style:parent-style-name="PreformattedText" style:family="paragraph">
      <style:text-properties fo:font-weight="bold" style:font-weight-asian="bold" style:font-weight-complex="bold" fo:color="#000000"/>
    </style:style>
    <style:style style:name="P40" style:parent-style-name="Standard" style:family="paragraph">
      <style:text-properties style:font-name="Liberation Mono" fo:font-weight="bold" style:font-weight-asian="bold" style:font-weight-complex="bold" fo:color="#000000" fo:font-size="10pt" style:font-size-asian="10pt" style:font-size-complex="10pt"/>
    </style:style>
    <style:style style:name="P41" style:parent-style-name="PreformattedText" style:family="paragraph">
      <style:text-properties fo:font-weight="bold" style:font-weight-asian="bold" style:font-weight-complex="bold" fo:color="#000000"/>
    </style:style>
    <style:style style:name="P42"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43" style:parent-style-name="Fuentedepárrafopredeter." style:family="text">
      <style:text-properties fo:color="#000000"/>
    </style:style>
    <style:style style:name="P44" style:parent-style-name="PreformattedText" style:family="paragraph">
      <style:paragraph-properties fo:margin-bottom="0.1965in"/>
    </style:style>
    <style:style style:name="P4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4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7"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8"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9" style:parent-style-name="PreformattedText" style:family="paragraph">
      <style:text-properties style:text-underline-type="single" style:text-underline-style="solid" style:text-underline-width="auto" style:text-underline-mode="continuous"/>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P52" style:parent-style-name="PreformattedText" style:family="paragraph">
      <style:text-properties fo:font-weight="bold" style:font-weight-asian="bold" style:font-weight-complex="bold"/>
    </style:style>
    <style:style style:name="P53" style:parent-style-name="PreformattedText" style:family="paragraph">
      <style:text-properties fo:font-weight="bold" style:font-weight-asian="bold" style:font-weight-complex="bold"/>
    </style:style>
    <style:style style:name="P54" style:parent-style-name="PreformattedText" style:family="paragraph">
      <style:paragraph-properties fo:margin-bottom="0.1965in"/>
    </style:style>
    <style:style style:name="P5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6"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P63" style:parent-style-name="Standard" style:family="paragraph">
      <style:text-properties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weight="bold" style:font-weight-asian="bold" style:font-weight-complex="bold" fo:font-size="10pt" style:font-size-asian="10pt" style:font-size-complex="10pt"/>
    </style:style>
    <style:style style:name="P71" style:parent-style-name="Standard"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Normal" style:family="paragraph">
      <style:paragraph-properties fo:break-before="page"/>
      <style:text-properties fo:font-size="10pt" style:font-size-asian="10pt" style:font-size-complex="10pt"/>
    </style:style>
    <style:style style:name="P76" style:parent-style-name="Normal" style:family="paragraph">
      <style:paragraph-properties fo:text-align="center"/>
    </style:style>
    <style:style style:name="T77"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78"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7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80"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81" style:parent-style-name="Párrafodelista" style:list-style-name="LFO1" style:family="paragraph"/>
    <style:style style:name="T82" style:parent-style-name="Fuentedepárrafopredeter." style:family="text">
      <style:text-properties fo:font-size="10pt" style:font-size-asian="10pt" style:font-size-complex="10pt"/>
    </style:style>
    <style:style style:name="P83" style:parent-style-name="Párrafodelista" style:list-style-name="LFO1" style:family="paragraph"/>
    <style:style style:name="T84" style:parent-style-name="Fuentedepárrafopredeter." style:family="text">
      <style:text-properties fo:font-size="10pt" style:font-size-asian="10pt" style:font-size-complex="10pt"/>
    </style:style>
    <style:style style:name="P85" style:parent-style-name="Párrafodelista" style:list-style-name="LFO1" style:family="paragraph"/>
    <style:style style:name="T86" style:parent-style-name="Fuentedepárrafopredeter." style:family="text">
      <style:text-properties fo:font-size="10pt" style:font-size-asian="10pt" style:font-size-complex="10pt"/>
    </style:style>
    <style:style style:name="P87" style:parent-style-name="Párrafodelista" style:list-style-name="LFO1" style:family="paragraph"/>
    <style:style style:name="T88" style:parent-style-name="Fuentedepárrafopredeter." style:family="text">
      <style:text-properties fo:font-size="10pt" style:font-size-asian="10pt" style:font-size-complex="10pt"/>
    </style:style>
    <style:style style:name="T89" style:parent-style-name="Fuentedepárrafopredeter." style:family="text">
      <style:text-properties fo:font-size="10pt" style:font-size-asian="10pt" style:font-size-complex="10pt"/>
    </style:style>
    <style:style style:name="T90" style:parent-style-name="Fuentedepárrafopredeter." style:family="text">
      <style:text-properties fo:font-weight="bold" style:font-weight-asian="bold" fo:font-size="10pt" style:font-size-asian="10pt" style:font-size-complex="10pt"/>
    </style:style>
    <style:style style:name="P91" style:parent-style-name="Párrafodelista" style:list-style-name="LFO1" style:family="paragraph"/>
    <style:style style:name="T92" style:parent-style-name="Fuentedepárrafopredeter." style:family="text">
      <style:text-properties fo:font-size="10pt" style:font-size-asian="10pt" style:font-size-complex="10pt"/>
    </style:style>
    <style:style style:name="T93" style:parent-style-name="Fuentedepárrafopredeter." style:family="text">
      <style:text-properties fo:font-weight="bold" style:font-weight-asian="bold" fo:font-size="10pt" style:font-size-asian="10pt" style:font-size-complex="10pt"/>
    </style:style>
    <style:style style:name="P94" style:parent-style-name="Párrafodelista" style:list-style-name="LFO1" style:family="paragraph"/>
    <style:style style:name="T95" style:parent-style-name="Fuentedepárrafopredeter." style:family="text">
      <style:text-properties fo:font-size="10pt" style:font-size-asian="10pt" style:font-size-complex="10pt"/>
    </style:style>
    <style:style style:name="P96" style:parent-style-name="Párrafodelista" style:list-style-name="LFO1" style:family="paragraph"/>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weight="bold" style:font-weight-asian="bold" fo:font-size="10pt" style:font-size-asian="10pt" style:font-size-complex="10pt"/>
    </style:style>
    <style:style style:name="P99" style:parent-style-name="Párrafodelista" style:list-style-name="LFO1" style:family="paragraph"/>
    <style:style style:name="T100" style:parent-style-name="Fuentedepárrafopredeter." style:family="text">
      <style:text-properties fo:font-size="10pt" style:font-size-asian="10pt" style:font-size-complex="10pt"/>
    </style:style>
    <style:style style:name="T101" style:parent-style-name="Fuentedepárrafopredeter." style:family="text">
      <style:text-properties fo:font-weight="bold" style:font-weight-asian="bold" fo:font-size="10pt" style:font-size-asian="10pt" style:font-size-complex="10pt"/>
    </style:style>
    <style:style style:name="P102" style:parent-style-name="Párrafodelista" style:list-style-name="LFO1" style:family="paragraph"/>
    <style:style style:name="T103" style:parent-style-name="Fuentedepárrafopredeter." style:family="text">
      <style:text-properties fo:font-size="10pt" style:font-size-asian="10pt" style:font-size-complex="10pt"/>
    </style:style>
    <style:style style:name="T104" style:parent-style-name="Fuentedepárrafopredeter." style:family="text">
      <style:text-properties fo:font-weight="bold" style:font-weight-asian="bold" fo:font-size="10pt" style:font-size-asian="10pt" style:font-size-complex="10pt"/>
    </style:style>
    <style:style style:name="P105" style:parent-style-name="Párrafodelista" style:list-style-name="LFO1" style:family="paragraph"/>
    <style:style style:name="T106" style:parent-style-name="Fuentedepárrafopredeter." style:family="text">
      <style:text-properties fo:font-size="10pt" style:font-size-asian="10pt" style:font-size-complex="10pt"/>
    </style:style>
    <style:style style:name="T107" style:parent-style-name="Fuentedepárrafopredeter." style:family="text">
      <style:text-properties fo:font-weight="bold" style:font-weight-asian="bold" fo:font-size="10pt" style:font-size-asian="10pt" style:font-size-complex="10pt"/>
    </style:style>
    <style:style style:name="T108" style:parent-style-name="Fuentedepárrafopredeter." style:family="text">
      <style:text-properties fo:font-size="10pt" style:font-size-asian="10pt" style:font-size-complex="10pt"/>
    </style:style>
    <style:style style:name="T109" style:parent-style-name="Fuentedepárrafopredeter." style:family="text">
      <style:text-properties fo:font-weight="bold" style:font-weight-asian="bold" fo:font-size="10pt" style:font-size-asian="10pt" style:font-size-complex="10pt"/>
    </style:style>
    <style:style style:name="P110" style:parent-style-name="Párrafodelista" style:list-style-name="LFO1" style:family="paragraph"/>
    <style:style style:name="T111" style:parent-style-name="Fuentedepárrafopredeter." style:family="text">
      <style:text-properties fo:font-size="10pt" style:font-size-asian="10pt" style:font-size-complex="10pt"/>
    </style:style>
    <style:style style:name="T112" style:parent-style-name="Fuentedepárrafopredeter." style:family="text">
      <style:text-properties fo:font-weight="bold" style:font-weight-asian="bold" fo:font-size="10pt" style:font-size-asian="10pt" style:font-size-complex="10pt"/>
    </style:style>
    <style:style style:name="P113" style:parent-style-name="Párrafodelista" style:list-style-name="LFO1" style:family="paragraph"/>
    <style:style style:name="T114" style:parent-style-name="Fuentedepárrafopredeter." style:family="text">
      <style:text-properties fo:font-size="10pt" style:font-size-asian="10pt" style:font-size-complex="10pt"/>
    </style:style>
    <style:style style:name="T115" style:parent-style-name="Fuentedepárrafopredeter." style:family="text">
      <style:text-properties fo:font-weight="bold" style:font-weight-asian="bold" fo:font-size="10pt" style:font-size-asian="10pt" style:font-size-complex="10pt"/>
    </style:style>
    <style:style style:name="T116" style:parent-style-name="Fuentedepárrafopredeter." style:family="text">
      <style:text-properties fo:font-size="10pt" style:font-size-asian="10pt" style:font-size-complex="10pt"/>
    </style:style>
    <style:style style:name="P117" style:parent-style-name="Párrafodelista" style:list-style-name="LFO1" style:family="paragraph"/>
    <style:style style:name="T118" style:parent-style-name="Fuentedepárrafopredeter." style:family="text">
      <style:text-properties fo:font-size="10pt" style:font-size-asian="10pt" style:font-size-complex="10pt"/>
    </style:style>
    <style:style style:name="T119" style:parent-style-name="Fuentedepárrafopredeter." style:family="text">
      <style:text-properties fo:font-weight="bold" style:font-weight-asian="bold" fo:font-size="10pt" style:font-size-asian="10pt" style:font-size-complex="10pt"/>
    </style:style>
    <style:style style:name="T120" style:parent-style-name="Fuentedepárrafopredeter." style:family="text">
      <style:text-properties fo:font-size="10pt" style:font-size-asian="10pt" style:font-size-complex="10pt"/>
    </style:style>
    <style:style style:name="P121" style:parent-style-name="Párrafodelista" style:list-style-name="LFO1" style:family="paragraph"/>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weight="bold" style:font-weight-asian="bold" fo:font-size="10pt" style:font-size-asian="10pt" style:font-size-complex="10pt"/>
    </style:style>
    <style:style style:name="T124" style:parent-style-name="Fuentedepárrafopredeter." style:family="text">
      <style:text-properties fo:font-size="10pt" style:font-size-asian="10pt" style:font-size-complex="10pt"/>
    </style:style>
    <style:style style:name="T125" style:parent-style-name="Fuentedepárrafopredeter." style:family="text">
      <style:text-properties fo:font-weight="bold" style:font-weight-asian="bold" fo:font-size="10pt" style:font-size-asian="10pt" style:font-size-complex="10pt"/>
    </style:style>
    <style:style style:name="T126" style:parent-style-name="Fuentedepárrafopredeter." style:family="text">
      <style:text-properties fo:font-size="10pt" style:font-size-asian="10pt" style:font-size-complex="10pt"/>
    </style:style>
    <style:style style:name="P127" style:parent-style-name="Párrafodelista" style:list-style-name="LFO1" style:family="paragraph"/>
    <style:style style:name="T128" style:parent-style-name="Fuentedepárrafopredeter." style:family="text">
      <style:text-properties fo:font-size="10pt" style:font-size-asian="10pt" style:font-size-complex="10pt"/>
    </style:style>
    <style:style style:name="T129" style:parent-style-name="Fuentedepárrafopredeter." style:family="text">
      <style:text-properties fo:font-weight="bold" style:font-weight-asian="bold" fo:font-size="10pt" style:font-size-asian="10pt" style:font-size-complex="10pt"/>
    </style:style>
    <style:style style:name="T130" style:parent-style-name="Fuentedepárrafopredeter." style:family="text">
      <style:text-properties fo:font-size="10pt" style:font-size-asian="10pt" style:font-size-complex="10pt"/>
    </style:style>
    <style:style style:name="T131" style:parent-style-name="Fuentedepárrafopredeter." style:family="text">
      <style:text-properties fo:font-weight="bold" style:font-weight-asian="bold" fo:font-size="10pt" style:font-size-asian="10pt" style:font-size-complex="10pt"/>
    </style:style>
    <style:style style:name="T132"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13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134" style:parent-style-name="Párrafodelista" style:list-style-name="LFO1" style:family="paragraph"/>
    <style:style style:name="T135" style:parent-style-name="Fuentedepárrafopredeter." style:family="text">
      <style:text-properties fo:font-weight="bold" style:font-weight-asian="bold" fo:font-size="10pt" style:font-size-asian="10pt" style:font-size-complex="10pt"/>
    </style:style>
    <style:style style:name="P136"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37" style:parent-style-name="Párrafodelista" style:list-style-name="LFO1" style:family="paragraph"/>
    <style:style style:name="T138" style:parent-style-name="Fuentedepárrafopredeter." style:family="text">
      <style:text-properties fo:font-size="10pt" style:font-size-asian="10pt" style:font-size-complex="10pt"/>
    </style:style>
    <style:style style:name="P139"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40" style:parent-style-name="Párrafodelista" style:list-style-name="LFO1" style:family="paragraph"/>
    <style:style style:name="T141" style:parent-style-name="Fuentedepárrafopredeter." style:family="text">
      <style:text-properties fo:font-size="10pt" style:font-size-asian="10pt" style:font-size-complex="10pt"/>
    </style:style>
    <style:style style:name="P142"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43"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4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145" style:parent-style-name="Párrafodelista" style:list-style-name="LFO4" style:family="paragraph"/>
    <style:style style:name="T146" style:parent-style-name="Fuentedepárrafopredeter." style:family="text">
      <style:text-properties fo:font-size="10pt" style:font-size-asian="10pt" style:font-size-complex="10pt"/>
    </style:style>
    <style:style style:name="P147" style:parent-style-name="Párrafodelista" style:list-style-name="LFO4" style:family="paragraph"/>
    <style:style style:name="T148" style:parent-style-name="Fuentedepárrafopredeter." style:family="text">
      <style:text-properties fo:font-size="10pt" style:font-size-asian="10pt" style:font-size-complex="10pt"/>
    </style:style>
    <style:style style:name="P149" style:parent-style-name="Párrafodelista" style:list-style-name="LFO4" style:family="paragraph"/>
    <style:style style:name="T150" style:parent-style-name="Fuentedepárrafopredeter." style:family="text">
      <style:text-properties fo:font-size="10pt" style:font-size-asian="10pt" style:font-size-complex="10pt"/>
    </style:style>
    <style:style style:name="P15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152"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153" style:parent-style-name="Fuentedepárrafopredeter." style:family="text">
      <style:text-properties fo:font-size="10pt" style:font-size-asian="10pt" style:font-size-complex="10pt"/>
    </style:style>
    <style:style style:name="T154"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155" style:parent-style-name="Fuentedepárrafopredeter." style:family="text">
      <style:text-properties fo:font-size="10pt" style:font-size-asian="10pt" style:font-size-complex="10pt"/>
    </style:style>
    <style:style style:name="P156" style:parent-style-name="Normal" style:family="paragraph">
      <style:paragraph-properties fo:text-align="center"/>
    </style:style>
    <style:style style:name="T157" style:parent-style-name="Fuentedepárrafopredeter." style:family="text">
      <style:text-properties style:language-asian="es" style:country-asian="AR"/>
    </style:style>
    <style:style style:name="P158" style:parent-style-name="Párrafodelista" style:list-style-name="LFO2" style:family="paragraph">
      <style:text-properties fo:font-size="10pt" style:font-size-asian="10pt" style:font-size-complex="10pt"/>
    </style:style>
    <style:style style:name="P159" style:parent-style-name="Párrafodelista" style:list-style-name="LFO2" style:family="paragraph"/>
    <style:style style:name="T160" style:parent-style-name="Fuentedepárrafopredeter." style:family="text">
      <style:text-properties fo:font-size="10pt" style:font-size-asian="10pt" style:font-size-complex="10pt"/>
    </style:style>
    <style:style style:name="T161" style:parent-style-name="Fuentedepárrafopredeter." style:family="text">
      <style:text-properties fo:font-weight="bold" style:font-weight-asian="bold"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Fuentedepárrafopredeter." style:family="text">
      <style:text-properties fo:font-weight="bold" style:font-weight-asian="bold" fo:font-size="10pt" style:font-size-asian="10pt" style:font-size-complex="10pt"/>
    </style:style>
    <style:style style:name="T164" style:parent-style-name="Fuentedepárrafopredeter." style:family="text">
      <style:text-properties fo:font-size="10pt" style:font-size-asian="10pt" style:font-size-complex="10pt"/>
    </style:style>
    <style:style style:name="T165" style:parent-style-name="Fuentedepárrafopredeter." style:family="text">
      <style:text-properties fo:font-weight="bold" style:font-weight-asian="bold" fo:font-size="10pt" style:font-size-asian="10pt" style:font-size-complex="10pt"/>
    </style:style>
    <style:style style:name="T166" style:parent-style-name="Fuentedepárrafopredeter." style:family="text">
      <style:text-properties fo:font-size="10pt" style:font-size-asian="10pt" style:font-size-complex="10pt"/>
    </style:style>
    <style:style style:name="P167"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168" style:parent-style-name="Normal" style:family="paragraph">
      <style:paragraph-properties fo:text-align="center" fo:margin-left="0.25in">
        <style:tab-stops/>
      </style:paragraph-properties>
    </style:style>
    <style:style style:name="T169" style:parent-style-name="Fuentedepárrafopredeter." style:family="text">
      <style:text-properties style:language-asian="es" style:country-asian="AR"/>
    </style:style>
    <style:style style:name="P170" style:parent-style-name="Normal" style:family="paragraph">
      <style:paragraph-properties fo:text-align="center" fo:margin-left="0.25in">
        <style:tab-stops/>
      </style:paragraph-properties>
    </style:style>
    <style:style style:name="T171" style:parent-style-name="Fuentedepárrafopredeter." style:family="text">
      <style:text-properties style:language-asian="es" style:country-asian="AR"/>
    </style:style>
    <style:style style:name="P172" style:parent-style-name="Normal" style:family="paragraph">
      <style:paragraph-properties fo:margin-left="0.25in">
        <style:tab-stops/>
      </style:paragraph-properties>
      <style:text-properties fo:font-size="10pt" style:font-size-asian="10pt" style:font-size-complex="10pt"/>
    </style:style>
    <style:style style:name="P173" style:parent-style-name="Normal" style:family="paragraph">
      <style:paragraph-properties fo:margin-left="0.25in">
        <style:tab-stops/>
      </style:paragraph-properties>
    </style:style>
    <style:style style:name="T174"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175" style:parent-style-name="Fuentedepárrafopredeter." style:family="text">
      <style:text-properties fo:font-size="10pt" style:font-size-asian="10pt" style:font-size-complex="10pt"/>
    </style:style>
    <style:style style:name="P176" style:parent-style-name="Normal" style:family="paragraph">
      <style:paragraph-properties fo:margin-left="0.25in">
        <style:tab-stops/>
      </style:paragraph-properties>
      <style:text-properties fo:font-size="10pt" style:font-size-asian="10pt" style:font-size-complex="10pt"/>
    </style:style>
    <style:style style:name="P177" style:parent-style-name="Normal" style:family="paragraph">
      <style:paragraph-properties fo:margin-left="0.25in">
        <style:tab-stops/>
      </style:paragraph-properties>
    </style:style>
    <style:style style:name="T178" style:parent-style-name="Fuentedepárrafopredeter." style:family="text">
      <style:text-properties fo:font-size="10pt" style:font-size-asian="10pt" style:font-size-complex="10pt"/>
    </style:style>
    <style:style style:name="T179" style:parent-style-name="Fuentedepárrafopredeter." style:family="text">
      <style:text-properties fo:font-weight="bold" style:font-weight-asian="bold" fo:font-size="10pt" style:font-size-asian="10pt" style:font-size-complex="10pt"/>
    </style:style>
    <style:style style:name="T180" style:parent-style-name="Fuentedepárrafopredeter." style:family="text">
      <style:text-properties fo:font-size="10pt" style:font-size-asian="10pt" style:font-size-complex="10pt"/>
    </style:style>
    <style:style style:name="P181" style:parent-style-name="Normal" style:family="paragraph">
      <style:paragraph-properties fo:margin-left="0.25in">
        <style:tab-stops/>
      </style:paragraph-properties>
      <style:text-properties fo:font-size="10pt" style:font-size-asian="10pt" style:font-size-complex="10pt"/>
    </style:style>
    <style:style style:name="P182" style:parent-style-name="Normal" style:family="paragraph">
      <style:paragraph-properties fo:margin-left="0.25in">
        <style:tab-stops/>
      </style:paragraph-properties>
    </style:style>
    <style:style style:name="T183" style:parent-style-name="Fuentedepárrafopredeter." style:family="text">
      <style:text-properties fo:font-size="10pt" style:font-size-asian="10pt" style:font-size-complex="10pt"/>
    </style:style>
    <style:style style:name="T184" style:parent-style-name="Fuentedepárrafopredeter." style:family="text">
      <style:text-properties fo:font-weight="bold" style:font-weight-asian="bold" fo:font-size="10pt" style:font-size-asian="10pt" style:font-size-complex="10pt"/>
    </style:style>
    <style:style style:name="T185" style:parent-style-name="Fuentedepárrafopredeter." style:family="text">
      <style:text-properties fo:font-size="10pt" style:font-size-asian="10pt" style:font-size-complex="10pt"/>
    </style:style>
    <style:style style:name="T186" style:parent-style-name="Fuentedepárrafopredeter." style:family="text">
      <style:text-properties fo:font-weight="bold" style:font-weight-asian="bold" fo:font-size="10pt" style:font-size-asian="10pt" style:font-size-complex="10pt"/>
    </style:style>
    <style:style style:name="T187" style:parent-style-name="Fuentedepárrafopredeter." style:family="text">
      <style:text-properties fo:font-size="10pt" style:font-size-asian="10pt" style:font-size-complex="10pt"/>
    </style:style>
    <style:style style:name="T188" style:parent-style-name="Fuentedepárrafopredeter." style:family="text">
      <style:text-properties fo:font-size="10pt" style:font-size-asian="10pt" style:font-size-complex="10pt"/>
    </style:style>
    <style:style style:name="T189" style:parent-style-name="Fuentedepárrafopredeter." style:family="text">
      <style:text-properties fo:font-size="10pt" style:font-size-asian="10pt" style:font-size-complex="10pt"/>
    </style:style>
    <style:style style:name="P190" style:parent-style-name="Normal" style:family="paragraph">
      <style:paragraph-properties fo:margin-left="0.25in">
        <style:tab-stops/>
      </style:paragraph-properties>
    </style:style>
    <style:style style:name="T191" style:parent-style-name="Fuentedepárrafopredeter." style:family="text">
      <style:text-properties fo:font-size="10pt" style:font-size-asian="10pt" style:font-size-complex="10pt"/>
    </style:style>
    <style:style style:name="T192"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193" style:parent-style-name="Fuentedepárrafopredeter." style:family="text">
      <style:text-properties fo:font-size="10pt" style:font-size-asian="10pt" style:font-size-complex="10pt"/>
    </style:style>
    <style:style style:name="P194" style:parent-style-name="Normal" style:family="paragraph">
      <style:paragraph-properties fo:margin-left="0.25in">
        <style:tab-stops/>
      </style:paragraph-properties>
      <style:text-properties style:language-asian="es" style:country-asian="AR"/>
    </style:style>
    <style:style style:name="P195" style:parent-style-name="Normal" style:family="paragraph">
      <style:paragraph-properties fo:text-align="center" fo:margin-left="0.25in">
        <style:tab-stops/>
      </style:paragraph-properties>
    </style:style>
    <style:style style:name="T196" style:parent-style-name="Fuentedepárrafopredeter." style:family="text">
      <style:text-properties style:language-asian="es" style:country-asian="AR"/>
    </style:style>
    <style:style style:name="P197" style:parent-style-name="Normal" style:family="paragraph">
      <style:paragraph-properties fo:text-align="center" fo:margin-left="0.25in">
        <style:tab-stops/>
      </style:paragraph-properties>
    </style:style>
    <style:style style:name="T198" style:parent-style-name="Fuentedepárrafopredeter." style:family="text">
      <style:text-properties style:language-asian="es" style:country-asian="AR"/>
    </style:style>
    <style:style style:name="P199" style:parent-style-name="Normal" style:family="paragraph">
      <style:paragraph-properties fo:margin-left="0.25in">
        <style:tab-stops/>
      </style:paragraph-properties>
      <style:text-properties style:language-asian="es" style:country-asian="AR"/>
    </style:style>
    <style:style style:name="P200" style:parent-style-name="Normal" style:family="paragraph">
      <style:paragraph-properties fo:margin-left="0.25in">
        <style:tab-stops/>
      </style:paragraph-properties>
      <style:text-properties style:language-asian="es" style:country-asian="AR"/>
    </style:style>
    <style:style style:name="P201" style:parent-style-name="Normal" style:family="paragraph">
      <style:paragraph-properties fo:margin-left="0.25in">
        <style:tab-stops/>
      </style:paragraph-properties>
      <style:text-properties style:language-asian="es" style:country-asian="AR"/>
    </style:style>
    <style:style style:name="P202" style:parent-style-name="Normal" style:family="paragraph">
      <style:paragraph-properties style:line-height-at-least="0.1979in" fo:background-color="#000000"/>
    </style:style>
    <style:style style:name="T20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05"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2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07"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208" style:parent-style-name="Normal" style:family="paragraph">
      <style:paragraph-properties style:line-height-at-least="0.1979in" fo:background-color="#000000"/>
    </style:style>
    <style:style style:name="T2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1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1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1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1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18" style:parent-style-name="Normal" style:family="paragraph">
      <style:paragraph-properties style:line-height-at-least="0.1979in" fo:background-color="#000000"/>
    </style:style>
    <style:style style:name="T2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2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2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24"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2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227" style:parent-style-name="Normal" style:family="paragraph">
      <style:paragraph-properties style:line-height-at-least="0.1979in" fo:background-color="#000000"/>
    </style:style>
    <style:style style:name="T2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2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3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33"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2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3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3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240" style:parent-style-name="Normal" style:family="paragraph">
      <style:paragraph-properties style:line-height-at-least="0.1979in" fo:background-color="#000000"/>
    </style:style>
    <style:style style:name="T24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4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4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4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4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4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4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48" style:parent-style-name="Normal" style:family="paragraph">
      <style:paragraph-properties style:line-height-at-least="0.1979in" fo:background-color="#000000"/>
    </style:style>
    <style:style style:name="T24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50"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2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5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25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254" style:parent-style-name="Normal" style:family="paragraph">
      <style:paragraph-properties style:line-height-at-least="0.1979in" fo:background-color="#000000"/>
    </style:style>
    <style:style style:name="T2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5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57"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258" style:parent-style-name="Normal" style:family="paragraph">
      <style:paragraph-properties style:line-height-at-least="0.1979in" fo:background-color="#000000"/>
    </style:style>
    <style:style style:name="T2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6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6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6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66" style:parent-style-name="Normal" style:family="paragraph">
      <style:paragraph-properties style:line-height-at-least="0.1979in" fo:background-color="#000000"/>
    </style:style>
    <style:style style:name="T2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68"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2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27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274" style:parent-style-name="Normal" style:family="paragraph">
      <style:paragraph-properties style:line-height-at-least="0.1979in" fo:background-color="#000000"/>
    </style:style>
    <style:style style:name="T2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7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7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279" style:parent-style-name="Normal" style:family="paragraph">
      <style:paragraph-properties style:line-height-at-least="0.1979in" fo:background-color="#000000"/>
    </style:style>
    <style:style style:name="T2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89" style:parent-style-name="Normal" style:family="paragraph">
      <style:paragraph-properties style:line-height-at-least="0.1979in" fo:background-color="#000000"/>
    </style:style>
    <style:style style:name="T2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1"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2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7"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2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99" style:parent-style-name="Normal" style:family="paragraph">
      <style:paragraph-properties style:line-height-at-least="0.1979in" fo:background-color="#000000"/>
    </style:style>
    <style:style style:name="T3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308" style:parent-style-name="Normal" style:family="paragraph">
      <style:paragraph-properties style:line-height-at-least="0.1979in" fo:background-color="#000000"/>
    </style:style>
    <style:style style:name="T3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0"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12" style:parent-style-name="Normal" style:family="paragraph">
      <style:paragraph-properties style:line-height-at-least="0.1979in" fo:background-color="#000000"/>
    </style:style>
    <style:style style:name="T3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3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1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19" style:parent-style-name="Normal" style:family="paragraph">
      <style:paragraph-properties style:line-height-at-least="0.1979in" fo:background-color="#000000"/>
    </style:style>
    <style:style style:name="T32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2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2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324" style:parent-style-name="Normal" style:family="paragraph">
      <style:paragraph-properties style:line-height-at-least="0.1979in" fo:background-color="#000000"/>
    </style:style>
    <style:style style:name="T3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2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32" style:parent-style-name="Normal" style:family="paragraph">
      <style:paragraph-properties style:line-height-at-least="0.1979in" fo:background-color="#000000"/>
    </style:style>
    <style:style style:name="T33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4"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3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3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339" style:parent-style-name="Normal" style:family="paragraph">
      <style:paragraph-properties style:line-height-at-least="0.1979in" fo:background-color="#000000"/>
    </style:style>
    <style:style style:name="T3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3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4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46" style:parent-style-name="Normal" style:family="paragraph">
      <style:paragraph-properties style:line-height-at-least="0.1979in" fo:background-color="#000000"/>
    </style:style>
    <style:style style:name="T347"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35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5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56" style:parent-style-name="Normal" style:family="paragraph">
      <style:paragraph-properties style:line-height-at-least="0.1979in" fo:background-color="#000000"/>
    </style:style>
    <style:style style:name="T3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2"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3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3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66" style:parent-style-name="Normal" style:family="paragraph">
      <style:paragraph-properties style:line-height-at-least="0.1979in" fo:background-color="#000000"/>
    </style:style>
    <style:style style:name="T3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74" style:parent-style-name="Normal" style:family="paragraph">
      <style:paragraph-properties style:line-height-at-least="0.1979in" fo:background-color="#000000"/>
    </style:style>
    <style:style style:name="T3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7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82"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83" style:parent-style-name="Normal" style:family="paragraph">
      <style:paragraph-properties style:line-height-at-least="0.1979in" fo:background-color="#000000"/>
    </style:style>
    <style:style style:name="T3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9"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392" style:parent-style-name="Normal" style:family="paragraph">
      <style:paragraph-properties style:line-height-at-least="0.1979in" fo:background-color="#000000"/>
    </style:style>
    <style:style style:name="T3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9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0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01" style:parent-style-name="Normal" style:family="paragraph">
      <style:paragraph-properties style:line-height-at-least="0.1979in" fo:background-color="#000000"/>
    </style:style>
    <style:style style:name="T4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08" style:parent-style-name="Normal" style:family="paragraph">
      <style:paragraph-properties style:line-height-at-least="0.1979in" fo:background-color="#000000"/>
    </style:style>
    <style:style style:name="T4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6"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417" style:parent-style-name="Normal" style:family="paragraph">
      <style:text-properties style:text-underline-type="single" style:text-underline-style="solid" style:text-underline-width="auto" style:text-underline-mode="continuous" style:language-asian="es" style:country-asian="AR"/>
    </style:style>
    <style:style style:name="P418" style:parent-style-name="Párrafodelista" style:list-style-name="LFO3" style:family="paragraph">
      <style:text-properties style:language-asian="es" style:country-asian="AR"/>
    </style:style>
    <style:style style:name="P419" style:parent-style-name="Párrafodelista" style:list-style-name="LFO3" style:family="paragraph">
      <style:text-properties style:language-asian="es" style:country-asian="AR"/>
    </style:style>
    <style:style style:name="T420" style:parent-style-name="Fuentedepárrafopredeter." style:family="text">
      <style:text-properties style:text-underline-type="single" style:text-underline-style="solid" style:text-underline-width="auto" style:text-underline-mode="continuous" style:language-asian="es" style:country-asian="AR"/>
    </style:style>
    <style:style style:name="P421" style:parent-style-name="Párrafodelista" style:list-style-name="LFO3" style:family="paragraph">
      <style:text-properties style:language-asian="es" style:country-asian="AR"/>
    </style:style>
    <style:style style:name="P422" style:parent-style-name="Párrafodelista" style:list-style-name="LFO3" style:family="paragraph"/>
    <style:style style:name="T423" style:parent-style-name="Fuentedepárrafopredeter." style:family="text">
      <style:text-properties style:language-asian="es" style:country-asian="AR"/>
    </style:style>
    <style:style style:name="T424" style:parent-style-name="Fuentedepárrafopredeter." style:family="text">
      <style:text-properties fo:font-weight="bold" style:font-weight-asian="bold" style:language-asian="es" style:country-asian="AR"/>
    </style:style>
    <style:style style:name="P425" style:parent-style-name="Párrafodelista" style:list-style-name="LFO3" style:family="paragraph">
      <style:text-properties style:language-asian="es" style:country-asian="AR"/>
    </style:style>
    <style:style style:name="P426" style:parent-style-name="Párrafodelista" style:list-style-name="LFO3" style:family="paragraph">
      <style:text-properties style:language-asian="es" style:country-asian="AR"/>
    </style:style>
    <style:style style:name="P427" style:parent-style-name="Párrafodelista" style:list-style-name="LFO3" style:family="paragraph">
      <style:text-properties style:language-asian="es" style:country-asian="AR"/>
    </style:style>
    <style:style style:name="P428" style:parent-style-name="Párrafodelista" style:list-style-name="LFO3" style:family="paragraph"/>
    <style:style style:name="T429" style:parent-style-name="Fuentedepárrafopredeter." style:family="text">
      <style:text-properties style:language-asian="es" style:country-asian="AR"/>
    </style:style>
    <style:style style:name="T430" style:parent-style-name="Fuentedepárrafopredeter." style:family="text">
      <style:text-properties fo:font-weight="bold" style:font-weight-asian="bold" style:language-asian="es" style:country-asian="AR"/>
    </style:style>
    <style:style style:name="P431"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432"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433"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434" style:parent-style-name="Normal" style:family="paragraph">
      <style:paragraph-properties fo:text-align="center" fo:margin-left="0.25in">
        <style:tab-stops/>
      </style:paragraph-properties>
    </style:style>
    <style:style style:name="T435" style:parent-style-name="Fuentedepárrafopredeter." style:family="text">
      <style:text-properties style:language-asian="es" style:country-asian="AR"/>
    </style:style>
    <style:style style:name="P436"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437"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438"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439" style:parent-style-name="Normal" style:family="paragraph">
      <style:paragraph-properties fo:text-align="center"/>
      <style:text-properties fo:font-size="10pt" style:font-size-asian="10pt" style:font-size-complex="10pt"/>
    </style:style>
    <style:style style:name="P440" style:parent-style-name="Normal" style:family="paragraph">
      <style:text-properties fo:font-size="10pt" style:font-size-asian="10pt" style:font-size-complex="10pt"/>
    </style:style>
    <style:style style:name="P441" style:parent-style-name="Normal" style:family="paragraph">
      <style:text-properties fo:font-size="10pt" style:font-size-asian="10pt" style:font-size-complex="10pt"/>
    </style:style>
    <style:style style:name="P44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4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4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45" style:parent-style-name="Normal" style:family="paragraph">
      <style:text-properties fo:font-size="10pt" style:font-size-asian="10pt" style:font-size-complex="10pt"/>
    </style:style>
    <style:style style:name="P446"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47" style:parent-style-name="Normal" style:family="paragraph">
      <style:text-properties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YTHON</text:p>
      <text:p text:style-name="P2"/>
      <text:p text:style-name="P3"/>
      <text:p text:style-name="P4"/>
      <text:p text:style-name="P5"/>
      <text:p text:style-name="P6"/>
      <text:p text:style-name="P7">countries = ['mexico','usa','canada','brasil']</text:p>
      <text:p text:style-name="P8"/>
      <text:p text:style-name="P9">//LOS MENSAJES POR CADENA DE TEXTO VAN CON print() Y DENTRO f’ {variable}‘</text:p>
      <text:p text:style-name="P10">// EL SALTO DE PÁGINA ES /n</text:p>
      <text:p text:style-name="PreformattedText">//<text:span text:style-name="T11">COMENTAR VARI</text:span><text:span text:style-name="T12">AS<text:s/></text:span><text:span text:style-name="T13">LÍNEAS:</text:span></text:p>
      <text:p text:style-name="PreformattedText"><text:span text:style-name="T14">'''</text:span></text:p>
      <text:p text:style-name="P15">comentado</text:p>
      <text:p text:style-name="P16"><text:span text:style-name="T17">'''</text:span></text:p>
      <text:p text:style-name="PreformattedText"/>
      <text:p text:style-name="PreformattedText"/>
      <text:p text:style-name="P18">//DECLARACIÓN DE UNA CLASE. LAS PROPIEDADES SE DECLARAN DENTRO DEL CONSTRUCTOR.</text:p>
      <text:p text:style-name="P19">//LA FUNCIÓN SE DECLARA CON def EL CONSTRUCTOR ES __init__(self):</text:p>
      <text:p text:style-name="P20">TODOS LOS MÉTODOS DE UNA CLASE SIEMPRE HACEN REFERENCIA A SELF. PARA LLAMAR A SUS ATRIBUTOS DENTRO DEL DESARROLLO DE LAS MISMAS.</text:p>
      <text:p text:style-name="PreformattedText"/>
      <text:p text:style-name="PreformattedText">class Persona<text:span text:style-name="T21">(&lt;SUPERCLASE&gt;)</text:span>:</text:p>
      <text:p text:style-name="PreformattedText"/>
      <text:p text:style-name="P22">//POR CONVENCIÓN LOS ATRIBUTOS PROTEGIDOS _ LOS PRIVADOS DOBLE __</text:p>
      <text:p text:style-name="P23">//LOS PRIVADOS SOLO SE ACCEDE DESDE EL DESARROLLO DE LA CLASE, NO ACCEDE A SU CONTENIDO LA INSTANCIA.</text:p>
      <text:p text:style-name="PreformattedText"><text:s text:c="4"/>def<text:s/>__init__(self, name):</text:p>
      <text:p text:style-name="PreformattedText"/>
      <text:p text:style-name="P24">//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25">//LOS GETTER, SETTER Y DELETER SE CREAN CON DECORADOR @PROPERTY</text:span></text:p>
      <text:p text:style-name="PreformattedText"><text:span text:style-name="T26">//CUANDO LLAMO UN MÉTODO DE ESTOS NO DEBO LLAMAR A<text:s/></text:span><text:span text:style-name="T27">LA FUNCIÓN, OMITO LOS ()</text:span></text:p>
      <text:p text:style-name="PreformattedText"><text:span text:style-name="T28">//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12"/>print('No value assigned yet')</text:p>
      <text:p text:style-name="PreformattedText"><text:s text:c="8"/>else:</text:p>
      <text:p text:style-name="PreformattedText"><text:s text:c="12"/>print(f'{self.__country}')</text:p>
      <text:p text:style-name="PreformattedText"/>
      <text:p text:style-name="PreformattedText"><text:span text:style-name="T29">//EL DECORADOR DEL SETTER SE DECLARA CON EL NOMBRE DE LA PROPIEDAD.setter</text:span></text:p>
      <text:p text:style-name="PreformattedText"><text:span text:style-name="T30">// EN EL PROGRAMA PRINCIPAL SE INVOCA LA INSTANCIA.EL NOMBRE DEL SETTER Y DETRÁS DE = EL VALOR</text:span><text:s text:c="4"/></text:p>
      <text:p text:style-name="PreformattedText"><text:s text:c="4"/>#Setter<text:s/>to country property.</text:p>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soft-page-break/>
      <text:p text:style-name="PreformattedText"><text:s text:c="4"/>def get_email(self):</text:p>
      <text:p text:style-name="PreformattedText"><text:s text:c="8"/>print (f'{self.__name.lower()}.{self.__country.lower()}@gmail.com')</text:p>
      <text:p text:style-name="PreformattedText"/>
      <text:p text:style-name="P31">//PUNTO DE ENTRADA DEL PROGRAMA PRINCIPAL:</text:p>
      <text:p text:style-name="PreformattedText"><text:s/><text:s text:c="3"/></text:p>
      <text:p text:style-name="PreformattedText">if __name__ == '__main__':</text:p>
      <text:p text:style-name="PreformattedText"/>
      <text:p text:style-name="P32">//INSTANCIA DE UN OBJETO</text:p>
      <text:p text:style-name="P33">//HACER UN INPUT</text:p>
      <text:p text:style-name="PreformattedText"><text:span text:style-name="T34"><text:s text:c="4"/></text:span><text:span text:style-name="T35">name = input('Enter your name:\n')</text:span></text:p>
      <text:p text:style-name="P36"/>
      <text:p text:style-name="PreformattedText"><text:span text:style-name="T37">//</text:span><text:span text:style-name="T38">INICIALIZAR MÚLTIPLES VARIABLES Y</text:span></text:p>
      <text:p text:style-name="P39">//SEPARAR UNA CADENA POR UN CARACTER:</text:p>
      <text:p text:style-name="P40">name, country = input('Enter your name-country:\n').split('-') <text:s/>#ejemplo dante-brasil</text:p>
      <text:p text:style-name="P41"/>
      <text:p text:style-name="P42"/>
      <text:p text:style-name="PreformattedText"><text:span text:style-name="T43"><text:s text:c="4"/>employer = P</text:span>ersona('DAnte')</text:p>
      <text:p text:style-name="PreformattedText"><text:s text:c="4"/>employer.set_country = 'brasiL'</text:p>
      <text:p text:style-name="PreformattedText"><text:s text:c="4"/>employer.country</text:p>
      <text:p text:style-name="P44"><text:s text:c="4"/>employer.get_email</text:p>
      <text:p text:style-name="P45"/>
      <text:p text:style-name="P46"/>
      <text:p text:style-name="P47"/>
      <text:p text:style-name="P48"/>
      <text:p text:style-name="P49">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50">//LA FORMA DE<text:s/>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51">//DECLARACIÓN DE CLASE QUE HEREDA DE UNA SUPERCLASE</text:p>
      <text:p text:style-name="PreformattedText">class Employer(Persona):</text:p>
      <text:p text:style-name="PreformattedText"/>
      <text:p text:style-name="P52">//EL CONSTRUCTOR DE LA CLASE DEBE LLAMAR AL CONSTRUCTOR DE LA SUPERCLASE</text:p>
      <text:p text:style-name="P53">//IDENTIFICADO POR super().__init__ () sin<text:s/>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 country)</text:p>
      <text:p text:style-name="PreformattedText"/>
      <text:p text:style-name="PreformattedText">class 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54"><text:s text:c="4"/>print(regina._color)</text:p>
      <text:p text:style-name="P55"/>
      <text:p text:style-name="P56"/>
      <text:p text:style-name="P57"/>
      <text:p text:style-name="P58">//BUCLE FOR PARA<text:s/>ITERAR CADA ELEMENTO DE UN ARRAY</text:p>
      <text:p text:style-name="P59"><text:s text:c="4"/>n = [10, 100, 1000, 1000000]</text:p>
      <text:p text:style-name="P60"/>
      <text:p text:style-name="P61"><text:s text:c="4"/>for numbers in n:</text:p>
      <text:p text:style-name="P62"><text:s text:c="8"/>print(num(numbers))</text:p>
      <text:p text:style-name="P63"><text:s text:c="8"/>print(logarithm(numbers))</text:p>
      <text:p text:style-name="P64"><text:s text:c="8"/>print(lineal(numbers))</text:p>
      <text:p text:style-name="P65"><text:s text:c="8"/>print(n_logarithm(numbers))</text:p>
      <text:p text:style-name="P66"><text:s text:c="8"/>print(square(numbers))</text:p>
      <text:p text:style-name="P67"><text:s text:c="6"/><text:s text:c="2"/>print(exponential(numbers))</text:p>
      <text:p text:style-name="P68"><text:s text:c="8"/>print('\n')</text:p>
      <text:p text:style-name="P69"/>
      <text:p text:style-name="P70">//VERIFICAR SI UN ELEMENTO ESTA DENTRO DE UN ARRAY</text:p>
      <text:p text:style-name="P71"/>
      <text:p text:style-name="P72">if &lt;elemento&gt; in &lt;array&gt;:</text:p>
      <text:p text:style-name="P73"/>
      <text:p text:style-name="P74"/>
      <text:p text:style-name="P75"/>
      <text:soft-page-break/>
      <text:p text:style-name="P76"><text:span text:style-name="T77">PROGRAMACI</text:span><text:span text:style-name="T78">ÓN EN PYTHON</text:span></text:p>
      <text:p text:style-name="P79"/>
      <text:p text:style-name="P80">POO:</text:p>
      <text:list text:style-name="LFO1" text:continue-numbering="true">
        <text:list-item>
          <text:p text:style-name="P81"><text:span text:style-name="T82">El paradigma de Programación orientada a objetos permite la separación por módulos de un programa mediante la creación de clases. Mayor escalabilidad.</text:span></text:p>
        </text:list-item>
        <text:list-item>
          <text:p text:style-name="P83"><text:span text:style-name="T84">Las clases son un conjunto de datos, las instancias son las clases convertidas en objetos cuando esos datos toman valores. Los métodos son las interacciones que se permite realizar sobre esos datos, ya sea mostrar, actualizar, eliminar.</text:span></text:p>
        </text:list-item>
        <text:list-item>
          <text:p text:style-name="P85"><text:span text:style-name="T86">El garbage collector de Python se ocupa de eliminar de memoria las instancias que ya no están siendo utilizadas.</text:span></text:p>
        </text:list-item>
        <text:list-item>
          <text:p text:style-name="P87"><text:span text:style-name="T88">La palabra reservada para crear clases es: <text:s/></text:span><text:span text:style-name="T89"><text:s/></text:span><text:span text:style-name="T90">class &lt;nombre de la clase&gt; (&lt;super clase&gt;):</text:span></text:p>
        </text:list-item>
        <text:list-item>
          <text:p text:style-name="P91"><text:span text:style-name="T92">La instancia se crea:<text:s/></text:span><text:span text:style-name="T93">&lt;variable&gt; = &lt;nombre de la clase&gt;(&lt;argumentos&gt;)</text:span></text:p>
        </text:list-item>
        <text:list-item>
          <text:p text:style-name="P94"><text:span text:style-name="T95">Los atributos se determinan dentro de la función constructor.</text:span></text:p>
        </text:list-item>
        <text:list-item>
          <text:p text:style-name="P96"><text:span text:style-name="T97">Se utiliza el keyword self para hacer referencia a la clase misma al indicar la asignación de un parámetro:<text:s/></text:span><text:span text:style-name="T98"><text:s/>self.atributo = parámetro</text:span></text:p>
        </text:list-item>
        <text:list-item>
          <text:p text:style-name="P99"><text:span text:style-name="T100">El constructor de la clase es:<text:s/></text:span><text:span text:style-name="T101">def __init__(self, parámetro1, parámetro2):</text:span></text:p>
        </text:list-item>
        <text:list-item>
          <text:p text:style-name="P102"><text:span text:style-name="T103">Hay parámetros por default<text:s/></text:span><text:span text:style-name="T104">parámetro1 = `lento`</text:span></text:p>
        </text:list-item>
        <text:list-item>
          <text:p text:style-name="P105"><text:span text:style-name="T106">Por convención los atributos y métodos privados se especifican anteponiendo un guion bajo:<text:s/></text:span><text:span text:style-name="T107">_nombreAtributo<text:s/></text:span><text:span text:style-name="T108">o<text:s/></text:span><text:span text:style-name="T109"><text:s/>def _nombreMétodo():</text:span></text:p>
        </text:list-item>
        <text:list-item>
          <text:p text:style-name="P110"><text:span text:style-name="T111">El punto de entrada es la línea a partir de la cual el programa empieza a correr cuando se lo ejecuta a través de la terminal:<text:s/></text:span><text:span text:style-name="T112"><text:s/>if __name__ = `__main__`:</text:span></text:p>
        </text:list-item>
        <text:list-item>
          <text:p text:style-name="P113"><text:span text:style-name="T114">Para atributos son inicializar se usa la keyword<text:s/></text:span><text:span text:style-name="T115">None</text:span><text:span text:style-name="T116">.</text:span></text:p>
        </text:list-item>
        <text:list-item>
          <text:p text:style-name="P117"><text:span text:style-name="T118">Usar<text:s/></text:span><text:span text:style-name="T119">pass<text:s/></text:span><text:span text:style-name="T120">para definir que en una función no hay un bloque de código escrito.</text:span></text:p>
        </text:list-item>
        <text:list-item>
          <text:p text:style-name="P121"><text:span text:style-name="T122">Añadir una variable a una cadena de texto:<text:s/></text:span><text:span text:style-name="T123">(f`</text:span><text:span text:style-name="T124">cadena de texto</text:span><text:span text:style-name="T125">{variable}`)</text:span><text:span text:style-name="T126">.</text:span></text:p>
        </text:list-item>
        <text:list-item>
          <text:p text:style-name="P127"><text:span text:style-name="T128">Uso<text:s/></text:span><text:span text:style-name="T129">isinstance(valor, clase)<text:s/></text:span><text:span text:style-name="T130">para validar que un objeto corresponda a una clase. Por ejemplo, para asegurar que el valor ingresado sea un valor entero o un float:<text:s/></text:span><text:span text:style-name="T131">isinstance(number, float)</text:span><text:span text:style-name="T132">.</text:span></text:p>
        </text:list-item>
      </text:list>
      <text:p text:style-name="P133"/>
      <text:list text:style-name="LFO1" text:continue-numbering="true">
        <text:list-item>
          <text:p text:style-name="P134"><text:span text:style-name="T135">Convertir datos a minúscula: .lower()</text:span></text:p>
        </text:list-item>
      </text:list>
      <text:p text:style-name="P136"/>
      <text:list text:style-name="LFO1" text:continue-numbering="true">
        <text:list-item>
          <text:p text:style-name="P137"><text:span text:style-name="T138">Operador in: si un elemento esta dentro de una lista.</text:span></text:p>
        </text:list-item>
      </text:list>
      <text:p text:style-name="P139"/>
      <text:list text:style-name="LFO1" text:continue-numbering="true">
        <text:list-item>
          <text:p text:style-name="P140"><text:span text:style-name="T141">Separar una cadena: .split(‘separador’)</text:span></text:p>
        </text:list-item>
      </text:list>
      <text:p text:style-name="P142"/>
      <text:p text:style-name="P143"/>
      <text:p text:style-name="P144">CONVENCIONES AL ESCRIBIR CÓDIGO:</text:p>
      <text:list text:style-name="LFO4" text:continue-numbering="true">
        <text:list-item>
          <text:p text:style-name="P145"><text:span text:style-name="T146">Las funciones o nombres de variables compuestos se escriben comenzando en minúscula y separados por guión bajo.</text:span></text:p>
        </text:list-item>
        <text:list-item>
          <text:p text:style-name="P147"><text:span text:style-name="T148">Las clases comienzan con Mayúscula.</text:span></text:p>
        </text:list-item>
        <text:list-item>
          <text:p text:style-name="P149"><text:span text:style-name="T150">Atributos protegidos con un guión bajo, privados con dos.</text:span></text:p>
        </text:list-item>
      </text:list>
      <text:p text:style-name="P151"/>
      <text:p text:style-name="Normal"><text:span text:style-name="T152">DECOMPOSICIÓN:</text:span><text:span text:style-name="T153"><text:s/>Se trata de dividir un problema en problemas más pequeños mediante clases. Cada clase se encarga de una parte del problema. Permite un mejor mantenimiento del programa y abstraernos del funcionamiento interno de los componentes.</text:span></text:p>
      <text:p text:style-name="Normal"><text:span text:style-name="T154">ABSTRACCIÓN:</text:span><text:span text:style-name="T155"><text:s/>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p>
      <text:soft-page-break/>
      <text:p text:style-name="P156"><text:span text:style-name="T157"><draw:frame draw:style-name="a0" draw:name="Imagen 1" text:anchor-type="as-char" svg:x="0in" svg:y="0in" svg:width="4.95096in" svg:height="2.52089in" style:rel-width="scale" style:rel-height="scale"><draw:image xlink:href="media/image1.png" xlink:type="simple" xlink:show="embed" xlink:actuate="onLoad"/><svg:title/><svg:desc/></draw:frame></text:span></text:p>
      <text:list text:style-name="LFO2" text:continue-numbering="true">
        <text:list-item>
          <text:p text:style-name="P158">Las funciones en Python se toman como objetos de primera clase, pueden ser utilizados como argumentos como cualquier otro objeto.</text:p>
        </text:list-item>
        <text:list-item>
          <text:p text:style-name="P159"><text:span text:style-name="T160">Función decoradora: Se denomina a una función que recibe como parámetro una función para añadir nuevas funcionalidades y luego retorna una función. Dentro del bloque de código se establecen acciones propias del decorador, o se declara una función interna llamada<text:s/></text:span><text:span text:style-name="T161">wrapper</text:span><text:span text:style-name="T162"><text:s/>que las llevará a cabo y ejecuta la función recibida. Se retorna la función interior. Se retorna sin los parentesís<text:s/></text:span><text:span text:style-name="T163">return funciónInterna</text:span><text:span text:style-name="T164">. Se utiliza para añadir funcionalidades a un grupo de funciones sin necesidad de modificar los códigos de las mismas una por una, esto colocando la sintaxis<text:s/></text:span><text:span text:style-name="T165">@funcionDecoradora<text:s/></text:span><text:span text:style-name="T166">justo por encima de la declaración de la función que decora. Un uso práctico es la conexión y cierre con las bases de datos.</text:span></text:p>
        </text:list-item>
      </text:list>
      <text:p text:style-name="P167"/>
      <text:p text:style-name="P168"><text:span text:style-name="T169"><draw:frame draw:style-name="a1" draw:name="Imagen 2" text:anchor-type="as-char" svg:x="0in" svg:y="0in" svg:width="2.54167in" svg:height="3.20139in" style:rel-width="scale" style:rel-height="scale"><draw:image xlink:href="media/image2.png" xlink:type="simple" xlink:show="embed" xlink:actuate="onLoad"/><svg:title/><svg:desc/></draw:frame></text:span></text:p>
      <text:p text:style-name="P170"><text:span text:style-name="T171"><draw:frame draw:style-name="a2" draw:name="Imagen 3" text:anchor-type="as-char" svg:x="0in" svg:y="0in" svg:width="3.08644in" svg:height="2.34367in" style:rel-width="scale" style:rel-height="scale"><draw:image xlink:href="media/image3.png" xlink:type="simple" xlink:show="embed" xlink:actuate="onLoad"/><svg:title/><svg:desc/></draw:frame></text:span></text:p>
      <text:p text:style-name="P172"/>
      <text:p text:style-name="P173"><text:span text:style-name="T174">MANIPULAR ATRIBUTOS PRIVADOS:</text:span><text:span text:style-name="T175"><text:s/>@property, @.setter</text:span></text:p>
      <text:p text:style-name="P176">Por convención el atributo o método privado se identifica con la anteposición del guión bajo al nombre de la variable o función.</text:p>
      <text:p text:style-name="P177"><text:span text:style-name="T178">Cualquier desarrollador debe entender que esto significa que no debe manipularse directamente estos valores, si existiera las funciones getter y setter para acceder a ellos. Se identifican con los decoradores<text:s/></text:span><text:span text:style-name="T179">@property</text:span><text:span text:style-name="T180">.</text:span></text:p>
      <text:p text:style-name="P181">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182"><text:span text:style-name="T183">Para settear un atributo privado se vuelve a designar una función con el nombre del atributo. Se antepone el decorador<text:s/></text:span><text:span text:style-name="T184">@&lt;nombre del atributo&gt;.setter</text:span><text:span text:style-name="T185">. La función recibe como parámetro la referencia al objeto, y el valor nuevo. Dentro se accede a los atributos o métodos privados. En el programa principal se llama a la instancia y a la función decorada con doc notation y se le asigna con = el valor nuevo,<text:s/></text:span><text:span text:style-name="T186">Objeto.atributo=valor</text:span><text:span text:style-name="T187"><text:s/>. <text:s/>Sin este<text:s/></text:span><text:span text:style-name="T188">decorador</text:span><text:span text:style-name="T189"><text:s/>no es posible asignar un nuevo valor sin acceder directamente al atributo privado.</text:span></text:p>
      <text:p text:style-name="P190"><text:span text:style-name="T191">Nota:La función decorada con el setter puede tener cualquier nombre, pero para asignar un nuevo valor se debe <text:s/>acceder con el nombre de la función convertida a atributo con<text:s/></text:span><text:span text:style-name="T192">property</text:span><text:span text:style-name="T193">.</text:span></text:p>
      <text:p text:style-name="P194"/>
      <text:p text:style-name="P195"><text:span text:style-name="T196"><draw:frame draw:style-name="a3" draw:name="Imagen 4" text:anchor-type="as-char" svg:x="0in" svg:y="0in" svg:width="4.62073in" svg:height="2.74668in" style:rel-width="scale" style:rel-height="scale"><draw:image xlink:href="media/image4.png" xlink:type="simple" xlink:show="embed" xlink:actuate="onLoad"/><svg:title/><svg:desc/></draw:frame></text:span></text:p>
      <text:p text:style-name="P197"><text:span text:style-name="T198"><draw:frame draw:style-name="a4" draw:name="Imagen 5" text:anchor-type="as-char" svg:x="0in" svg:y="0in" svg:width="4.23705in" svg:height="1.36901in" style:rel-width="scale" style:rel-height="scale"><draw:image xlink:href="media/image5.png" xlink:type="simple" xlink:show="embed" xlink:actuate="onLoad"/><svg:title/><svg:desc/></draw:frame></text:span></text:p>
      <text:p text:style-name="P199"/>
      <text:p text:style-name="P200"/>
      <text:p text:style-name="P201"/>
      <text:p text:style-name="P202"><text:span text:style-name="T203">class</text:span><text:span text:style-name="T204"><text:s/></text:span><text:span text:style-name="T205">Personaje</text:span><text:span text:style-name="T206">:</text:span></text:p>
      <text:p text:style-name="P207"/>
      <text:p text:style-name="P208"><text:span text:style-name="T209">   <text:s/></text:span><text:span text:style-name="T210">def</text:span><text:span text:style-name="T211"><text:s/></text:span><text:span text:style-name="T212">__init__</text:span><text:span text:style-name="T213">(</text:span><text:span text:style-name="T214">self</text:span><text:span text:style-name="T215">,<text:s/></text:span><text:span text:style-name="T216">name</text:span><text:span text:style-name="T217">):</text:span></text:p>
      <text:p text:style-name="P218"><text:span text:style-name="T219">       <text:s/></text:span><text:span text:style-name="T220">self</text:span><text:span text:style-name="T221">.</text:span><text:span text:style-name="T222">name</text:span><text:span text:style-name="T223"><text:s/></text:span><text:span text:style-name="T224">=</text:span><text:span text:style-name="T225"><text:s/></text:span><text:span text:style-name="T226">name</text:span></text:p>
      <text:p text:style-name="P227"><text:span text:style-name="T228">       <text:s/></text:span><text:span text:style-name="T229">self</text:span><text:span text:style-name="T230">.</text:span><text:span text:style-name="T231">__element</text:span><text:span text:style-name="T232"><text:s/></text:span><text:span text:style-name="T233">=</text:span><text:span text:style-name="T234"><text:s/></text:span><text:span text:style-name="T235">self</text:span><text:span text:style-name="T236">.</text:span><text:span text:style-name="T237">__assignElement</text:span><text:span text:style-name="T238">()</text:span></text:p>
      <text:p text:style-name="P239">   <text:s/></text:p>
      <text:p text:style-name="P240"><text:span text:style-name="T241">   <text:s/></text:span><text:span text:style-name="T242">def</text:span><text:span text:style-name="T243"><text:s/></text:span><text:span text:style-name="T244">__assignElement</text:span><text:span text:style-name="T245">(</text:span><text:span text:style-name="T246">self</text:span><text:span text:style-name="T247">):</text:span></text:p>
      <text:p text:style-name="P248"><text:span text:style-name="T249">       <text:s/></text:span><text:span text:style-name="T250">return</text:span><text:span text:style-name="T251"><text:s/></text:span><text:span text:style-name="T252">'water'</text:span></text:p>
      <text:p text:style-name="P253"/>
      <text:p text:style-name="P254"><text:span text:style-name="T255">   <text:s/></text:span><text:span text:style-name="T256">@</text:span><text:span text:style-name="T257">property</text:span></text:p>
      <text:p text:style-name="P258"><text:span text:style-name="T259">   <text:s/></text:span><text:span text:style-name="T260">def</text:span><text:span text:style-name="T261"><text:s/></text:span><text:span text:style-name="T262">element</text:span><text:span text:style-name="T263">(</text:span><text:span text:style-name="T264">self</text:span><text:span text:style-name="T265">):</text:span></text:p>
      <text:p text:style-name="P266"><text:span text:style-name="T267">       <text:s/></text:span><text:span text:style-name="T268">return</text:span><text:span text:style-name="T269"><text:s/></text:span><text:span text:style-name="T270">self</text:span><text:span text:style-name="T271">.</text:span><text:span text:style-name="T272">__element</text:span></text:p>
      <text:p text:style-name="P273"/>
      <text:soft-page-break/>
      <text:p text:style-name="P274"><text:span text:style-name="T275">   <text:s/></text:span><text:span text:style-name="T276">@</text:span><text:span text:style-name="T277">element</text:span><text:span text:style-name="T278">.setter</text:span></text:p>
      <text:p text:style-name="P279"><text:span text:style-name="T280">   <text:s/></text:span><text:span text:style-name="T281">def</text:span><text:span text:style-name="T282"><text:s/></text:span><text:span text:style-name="T283">setElement</text:span><text:span text:style-name="T284">(</text:span><text:span text:style-name="T285">self</text:span><text:span text:style-name="T286">,<text:s/></text:span><text:span text:style-name="T287">newElement</text:span><text:span text:style-name="T288">):</text:span></text:p>
      <text:p text:style-name="P289"><text:span text:style-name="T290">       <text:s/></text:span><text:span text:style-name="T291">if</text:span><text:span text:style-name="T292"><text:s/></text:span><text:span text:style-name="T293">isinstance</text:span><text:span text:style-name="T294">(</text:span><text:span text:style-name="T295">newElement</text:span><text:span text:style-name="T296">,<text:s/></text:span><text:span text:style-name="T297">str</text:span><text:span text:style-name="T298">):</text:span></text:p>
      <text:p text:style-name="P299"><text:span text:style-name="T300">           <text:s/></text:span><text:span text:style-name="T301">self</text:span><text:span text:style-name="T302">.</text:span><text:span text:style-name="T303">__element</text:span><text:span text:style-name="T304"><text:s/></text:span><text:span text:style-name="T305">=</text:span><text:span text:style-name="T306"><text:s/></text:span><text:span text:style-name="T307">newElement</text:span></text:p>
      <text:p text:style-name="P308"><text:span text:style-name="T309">       <text:s/></text:span><text:span text:style-name="T310">else</text:span><text:span text:style-name="T311">:</text:span></text:p>
      <text:p text:style-name="P312"><text:span text:style-name="T313">           <text:s/></text:span><text:span text:style-name="T314">print</text:span><text:span text:style-name="T315">(</text:span><text:span text:style-name="T316">'You must assign a String'</text:span><text:span text:style-name="T317">)</text:span></text:p>
      <text:p text:style-name="P318">   <text:s/></text:p>
      <text:p text:style-name="P319"><text:span text:style-name="T320">   <text:s/></text:span><text:span text:style-name="T321">@</text:span><text:span text:style-name="T322">element</text:span><text:span text:style-name="T323">.deleter</text:span></text:p>
      <text:p text:style-name="P324"><text:span text:style-name="T325">   <text:s/></text:span><text:span text:style-name="T326">def</text:span><text:span text:style-name="T327"><text:s/></text:span><text:span text:style-name="T328">deleteElement</text:span><text:span text:style-name="T329">(</text:span><text:span text:style-name="T330">self</text:span><text:span text:style-name="T331">):</text:span></text:p>
      <text:p text:style-name="P332"><text:span text:style-name="T333">       <text:s/></text:span><text:span text:style-name="T334">del</text:span><text:span text:style-name="T335"><text:s/></text:span><text:span text:style-name="T336">self</text:span><text:span text:style-name="T337">.</text:span><text:span text:style-name="T338">__element</text:span></text:p>
      <text:p text:style-name="P339"><text:span text:style-name="T340">       <text:s/></text:span><text:span text:style-name="T341">print</text:span><text:span text:style-name="T342">(</text:span><text:span text:style-name="T343">'The element has been deleted'</text:span><text:span text:style-name="T344">)</text:span></text:p>
      <text:p text:style-name="P345"/>
      <text:p text:style-name="P346"><text:span text:style-name="T347">if</text:span><text:span text:style-name="T348"><text:s/></text:span><text:span text:style-name="T349">__name__</text:span><text:span text:style-name="T350"><text:s/></text:span><text:span text:style-name="T351">==</text:span><text:span text:style-name="T352"><text:s/></text:span><text:span text:style-name="T353">'__main__'</text:span><text:span text:style-name="T354">:</text:span></text:p>
      <text:p text:style-name="P355"/>
      <text:p text:style-name="P356"><text:span text:style-name="T357">   <text:s/></text:span><text:span text:style-name="T358">camus</text:span><text:span text:style-name="T359"><text:s/></text:span><text:span text:style-name="T360">=</text:span><text:span text:style-name="T361"><text:s/></text:span><text:span text:style-name="T362">Personaje</text:span><text:span text:style-name="T363">(</text:span><text:span text:style-name="T364">'camus'</text:span><text:span text:style-name="T365">)</text:span></text:p>
      <text:p text:style-name="P366"><text:span text:style-name="T367">   <text:s/></text:span><text:span text:style-name="T368">print</text:span><text:span text:style-name="T369">(</text:span><text:span text:style-name="T370">camus</text:span><text:span text:style-name="T371">.</text:span><text:span text:style-name="T372">name</text:span><text:span text:style-name="T373">)</text:span></text:p>
      <text:p text:style-name="P374"><text:span text:style-name="T375">   <text:s/></text:span><text:span text:style-name="T376">print</text:span><text:span text:style-name="T377">(</text:span><text:span text:style-name="T378">camus</text:span><text:span text:style-name="T379">.</text:span><text:span text:style-name="T380">element</text:span><text:span text:style-name="T381">)</text:span></text:p>
      <text:p text:style-name="P382"/>
      <text:p text:style-name="P383"><text:span text:style-name="T384">   <text:s/></text:span><text:span text:style-name="T385">camus</text:span><text:span text:style-name="T386">.</text:span><text:span text:style-name="T387">setElement</text:span><text:span text:style-name="T388"><text:s/></text:span><text:span text:style-name="T389">=</text:span><text:span text:style-name="T390"><text:s/></text:span><text:span text:style-name="T391">'fire'</text:span></text:p>
      <text:p text:style-name="P392"><text:span text:style-name="T393">   <text:s/></text:span><text:span text:style-name="T394">print</text:span><text:span text:style-name="T395">(</text:span><text:span text:style-name="T396">camus</text:span><text:span text:style-name="T397">.</text:span><text:span text:style-name="T398">element</text:span><text:span text:style-name="T399">)</text:span></text:p>
      <text:p text:style-name="P400"/>
      <text:p text:style-name="P401"><text:span text:style-name="T402">   <text:s/></text:span><text:span text:style-name="T403">del</text:span><text:span text:style-name="T404"><text:s/></text:span><text:span text:style-name="T405">camus</text:span><text:span text:style-name="T406">.</text:span><text:span text:style-name="T407">deleteElement</text:span></text:p>
      <text:p text:style-name="P408"><text:span text:style-name="T409">   <text:s/></text:span><text:span text:style-name="T410">print</text:span><text:span text:style-name="T411">(</text:span><text:span text:style-name="T412">camus</text:span><text:span text:style-name="T413">.</text:span><text:span text:style-name="T414">element</text:span><text:span text:style-name="T415">)<text:s/></text:span><text:span text:style-name="T416"># It throws an error when not finding attribute.</text:span></text:p>
      <text:p text:style-name="P417">ENCAPSULAMIENTO:</text:p>
      <text:list text:style-name="LFO3" text:continue-numbering="true">
        <text:list-item>
          <text:p text:style-name="P418">No hay restricción de datos como en JAVA. Se maneja por convención y se entiende que atributos o métodos con un guión bajo son protegidos, con doble guión bajo son privados.</text:p>
        </text:list-item>
        <text:list-item>
          <text:p text:style-name="P419">La restricción de métodos se relaciona con el encapsulamiento, agrupar un conjunto de datos, restringir los accesos de información a los usuarios de las clases y las sub clases.</text:p>
        </text:list-item>
      </text:list>
      <text:p text:style-name="Normal"><text:span text:style-name="T420">HERENCIA:</text:span></text:p>
      <text:list text:style-name="LFO3" text:continue-numbering="true">
        <text:list-item>
          <text:p text:style-name="P421">Sirve para crear gerarquías de clases y compartir atributos y comportamientos.</text:p>
        </text:list-item>
        <text:list-item>
          <text:p text:style-name="P422"><text:span text:style-name="T423">La sintaxis de herencia:<text:s/></text:span><text:span text:style-name="T424">class &lt;Nombre_De_La_Clase&gt;(Superclase_que_extiende):</text:span></text:p>
        </text:list-item>
        <text:list-item>
          <text:p text:style-name="P425">La subclase hereda todos los atributos y métodos de la superclase.</text:p>
        </text:list-item>
        <text:list-item>
          <text:p text:style-name="P426">No tiene acceso a las propiedas o métodos privados de esta, solo si existen getters y setters que lo permitan.</text:p>
        </text:list-item>
        <text:list-item>
          <text:p text:style-name="P427">Es mala práctica acceder directamente a atributos protegidos.</text:p>
        </text:list-item>
        <text:list-item>
          <text:p text:style-name="P428"><text:span text:style-name="T429">El constructor de una subclase llama al constructor de la super clase:<text:s/></text:span><text:span text:style-name="T430">super().__init__(parametro1,…,…)</text:span></text:p>
        </text:list-item>
      </text:list>
      <text:p text:style-name="P431">POLIMORFISMO:</text:p>
      <text:list text:style-name="LFO5" text:continue-numbering="true">
        <text:list-item>
          <text:p text:style-name="P432">Poder modificar un método de una superclase y editarlo de forma que se comporte distinto en una subclase.</text:p>
        </text:list-item>
        <text:list-item>
          <text:p text:style-name="P433">Existen métodos del mismo nombre en clases diferentes, pero el desarrollo es distinto y al llamar al método de cada clase instanciada se ejecuta el que corresponda.</text:p>
        </text:list-item>
      </text:list>
      <text:soft-page-break/>
      <text:p text:style-name="P434"><text:span text:style-name="T435"><draw:frame draw:style-name="a5" draw:name="Imagen 6" text:anchor-type="as-char" svg:x="0in" svg:y="0in" svg:width="3.19464in" svg:height="2.29636in" style:rel-width="scale" style:rel-height="scale"><draw:image xlink:href="media/image6.png" xlink:type="simple" xlink:show="embed" xlink:actuate="onLoad"/><svg:title/><svg:desc/></draw:frame></text:span></text:p>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1-28T04:28:00Z</dc:date>
    <meta:template xlink:href="Normal.dotm" xlink:type="simple"/>
    <meta:editing-cycles>11</meta:editing-cycles>
    <meta:editing-duration>PT3960S</meta:editing-duration>
    <meta:document-statistic meta:page-count="8" meta:paragraph-count="23" meta:word-count="1778" meta:character-count="11534" meta:row-count="81" meta:non-whitespace-character-count="9779"/>
  </office:meta>
</office:document-meta>
</file>